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4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string" calcext:value-type="string">
            <text:p>2013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60569" calcext:value-type="float">
            <text:p>60569</text:p>
          </table:table-cell>
          <table:table-cell office:value-type="float" office:value="58401" calcext:value-type="float">
            <text:p>58401</text:p>
          </table:table-cell>
          <table:table-cell office:value-type="float" office:value="33378" calcext:value-type="float">
            <text:p>33378</text:p>
          </table:table-cell>
          <table:table-cell office:value-type="float" office:value="27487" calcext:value-type="float">
            <text:p>27487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44229" calcext:value-type="float">
            <text:p>-44229</text:p>
          </table:table-cell>
          <table:table-cell office:value-type="float" office:value="-11022" calcext:value-type="float">
            <text:p>-11022</text:p>
          </table:table-cell>
          <table:table-cell office:value-type="float" office:value="-12551" calcext:value-type="float">
            <text:p>-12551</text:p>
          </table:table-cell>
          <table:table-cell office:value-type="float" office:value="-22967" calcext:value-type="float">
            <text:p>-22967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6340" calcext:value-type="float">
            <text:p>16340</text:p>
          </table:table-cell>
          <table:table-cell office:value-type="float" office:value="47379" calcext:value-type="float">
            <text:p>47379</text:p>
          </table:table-cell>
          <table:table-cell office:value-type="float" office:value="20827" calcext:value-type="float">
            <text:p>20827</text:p>
          </table:table-cell>
          <table:table-cell office:value-type="float" office:value="4520" calcext:value-type="float">
            <text:p>452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2661" calcext:value-type="float">
            <text:p>12661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45" calcext:value-type="float">
            <text:p>0,45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2" office:value-type="float" office:value="28350620" calcext:value-type="float">
            <text:p>28350620</text:p>
          </table:table-cell>
          <table:table-cell table:number-columns-repeated="2" office:value-type="float" office:value="25172020" calcext:value-type="float">
            <text:p>2517202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string" calcext:value-type="string">
            <text:p>2013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Vaihto-omaisuus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13262" calcext:value-type="float">
            <text:p>213262</text:p>
          </table:table-cell>
          <table:table-cell office:value-type="float" office:value="216764" calcext:value-type="float">
            <text:p>216764</text:p>
          </table:table-cell>
          <table:table-cell office:value-type="float" office:value="152923" calcext:value-type="float">
            <text:p>152923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93850" calcext:value-type="float">
            <text:p>93850</text:p>
          </table:table-cell>
          <table:table-cell office:value-type="float" office:value="97060" calcext:value-type="float">
            <text:p>97060</text:p>
          </table:table-cell>
          <table:table-cell office:value-type="float" office:value="37868" calcext:value-type="float">
            <text:p>37868</text:p>
          </table:table-cell>
          <table:table-cell office:value-type="float" office:value="22180" calcext:value-type="float">
            <text:p>2218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19412" calcext:value-type="float">
            <text:p>119412</text:p>
          </table:table-cell>
          <table:table-cell office:value-type="float" office:value="119704" calcext:value-type="float">
            <text:p>119704</text:p>
          </table:table-cell>
          <table:table-cell office:value-type="float" office:value="115055" calcext:value-type="float">
            <text:p>115055</text:p>
          </table:table-cell>
          <table:table-cell office:value-type="float" office:value="5882" calcext:value-type="float">
            <text:p>5882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13262" calcext:value-type="float">
            <text:p>213262</text:p>
          </table:table-cell>
          <table:table-cell office:value-type="float" office:value="216764" calcext:value-type="float">
            <text:p>216764</text:p>
          </table:table-cell>
          <table:table-cell office:value-type="float" office:value="152923" calcext:value-type="float">
            <text:p>152923</text:p>
          </table:table-cell>
          <table:table-cell office:value-type="float" office:value="28062" calcext:value-type="float">
            <text:p>280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8:22.3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7S</meta:editing-duration>
    <meta:editing-cycles>3</meta:editing-cycles>
    <meta:generator>LibreOffice/5.4.2.2$Windows_X86_64 LibreOffice_project/22b09f6418e8c2d508a9eaf86b2399209b0990f4</meta:generator>
    <dc:date>2017-11-22T12:08:27.924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